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2"/>
    <style:style style:name="P10" style:family="paragraph" style:parent-style-name="Standard" style:list-style-name="L2"/>
    <style:style style:name="P11" style:family="paragraph" style:parent-style-name="Standard" style:list-style-name="L2"/>
    <style:style style:name="P12" style:family="paragraph" style:parent-style-name="Standard" style:list-style-name="L2"/>
    <style:style style:name="P13" style:family="paragraph" style:parent-style-name="Standard" style:list-style-name="L2"/>
    <style:style style:name="P14" style:family="paragraph" style:parent-style-name="Standard" style:list-style-name="L2"/>
    <style:style style:name="P15" style:family="paragraph" style:parent-style-name="Standard" style:list-style-name="L2"/>
    <style:style style:name="P16" style:family="paragraph" style:parent-style-name="Standard" style:list-style-name="L2"/>
    <style:style style:name="P17" style:family="paragraph" style:parent-style-name="Standard" style:list-style-name="L2"/>
    <style:style style:name="P18" style:family="paragraph" style:parent-style-name="Standard" style:list-style-name="L2"/>
    <style:style style:name="P19" style:family="paragraph" style:parent-style-name="Standard" style:list-style-name="L3"/>
    <style:style style:name="P20" style:family="paragraph" style:parent-style-name="Standard" style:list-style-name="L3"/>
    <style:style style:name="P21" style:family="paragraph" style:parent-style-name="Standard" style:list-style-name="L3"/>
    <style:style style:name="P22" style:family="paragraph" style:parent-style-name="Standard" style:list-style-name="L3"/>
    <style:style style:name="P23" style:family="paragraph" style:parent-style-name="Standard" style:list-style-name="L3"/>
    <style:style style:name="P24" style:family="paragraph" style:parent-style-name="Standard" style:list-style-name="L3"/>
    <style:style style:name="P25" style:family="paragraph" style:parent-style-name="Standard" style:list-style-name="L3"/>
    <style:style style:name="P26" style:family="paragraph" style:parent-style-name="Standard" style:list-style-name="L4"/>
    <style:style style:name="P27" style:family="paragraph" style:parent-style-name="Standard" style:list-style-name="L4"/>
    <style:style style:name="P28" style:family="paragraph" style:parent-style-name="Standard" style:list-style-name="L4"/>
    <style:style style:name="P29" style:family="paragraph" style:parent-style-name="Standard" style:list-style-name="L4"/>
    <style:style style:name="P30" style:family="paragraph" style:parent-style-name="Standard" style:list-style-name="L4"/>
    <style:style style:name="P31" style:family="paragraph" style:parent-style-name="Standard" style:list-style-name="L4"/>
    <style:style style:name="P32" style:family="paragraph" style:parent-style-name="Standard" style:list-style-name="L4"/>
    <style:style style:name="P33" style:family="paragraph" style:parent-style-name="Standard" style:list-style-name="L4"/>
    <style:style style:name="P34" style:family="paragraph" style:parent-style-name="Standard" style:list-style-name="L4"/>
    <style:style style:name="P35" style:family="paragraph" style:parent-style-name="Standard" style:list-style-name="L5"/>
    <text:list-style style:name="L1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2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3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4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5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dule 18.10. bis 11.11.</text:p>
      <text:p text:style-name="Standard"/>
      <text:p text:style-name="Standard">Michael:</text:p>
      <text:list text:style-name="L1">
        <text:list-item>
          <text:p text:style-name="P2">3 neue XMLs (Objekttemplates, Patterns, world.xml) (OK)</text:p>
        </text:list-item>
        <text:list-item>
          <text:p text:style-name="P2">physische (moralische 100%) Vorbereitung auf configure-skript für Hauptprojekt (/trunk/configure)</text:p>
        </text:list-item>
        <text:list-item>
          <text:p text:style-name="P2">CEGUI - mehrere Bilder übereinander legen (dazu mainwindow.cpp ansehen)</text:p>
        </text:list-item>
        <text:list-item>
          <text:p text:style-name="P2">in den xml's werden alle Winkel in Grad geschrieben -&gt; beim Einlesen <text:s/>sofort in rad konvertieren? (OK)</text:p>
        </text:list-item>
        <text:list-item>
          <text:p text:style-name="P2">monster.xml: Fähigkeiten -&gt; Bitmasken von string übersetzen</text:p>
        </text:list-item>
        <text:list-item>
          <text:p text:style-name="P2">*objects*.xml: Ebenen überarbeiten</text:p>
        </text:list-item>
      </text:list>
      <text:p text:style-name="Standard"/>
      <text:p text:style-name="Standard">Steffen:</text:p>
      <text:list text:style-name="L2">
        <text:list-item>
          <text:p text:style-name="P8">Directional Lights</text:p>
        </text:list-item>
        <text:list-item>
          <text:p text:style-name="P8">Größenverhältnisse korrigieren (OK)</text:p>
        </text:list-item>
        <text:list-item>
          <text:p text:style-name="P8">Alle 4 Charas exportieren</text:p>
        </text:list-item>
        <text:list-item>
          <text:p text:style-name="P8">Monster-XML (Lich, Goblindog) [80 %]</text:p>
        </text:list-item>
        <text:list-item>
          <text:p text:style-name="P8">Animation Bogenschütze, Standardangriffe</text:p>
        </text:list-item>
        <text:list-item>
          <text:p text:style-name="P8">[Namen der Priesterangriffsfähigkeiten]</text:p>
        </text:list-item>
        <text:list-item>
          <text:p text:style-name="P8">transparentes overlay</text:p>
        </text:list-item>
        <text:list-item>
          <text:p text:style-name="P8">Mauern vernünftig exportieren</text:p>
        </text:list-item>
        <text:list-item>
          <text:p text:style-name="P8">auf Runde Ogre-Maße skalieren</text:p>
        </text:list-item>
        <text:list-item>
          <text:p text:style-name="P8">Die Sache mit der Ebenentextur: wie kann der Ogre verschiedene Texturen ineinanderkopieren?</text:p>
        </text:list-item>
        <text:list-item>
          <text:p text:style-name="P8">*item*.xml vervollständigen (evtl. aufteilen in z.B. swords.xml, axes.xml, ...) (40%)</text:p>
        </text:list-item>
      </text:list>
      <text:p text:style-name="Standard"/>
      <text:p text:style-name="Standard">Andreas:</text:p>
      <text:list text:style-name="L3">
        <text:list-item>
          <text:p text:style-name="P19">kann der Ogre Bilddateien schreiben? Herausfinden, wie wir einen Transparenzkanal schreiben können</text:p>
        </text:list-item>
        <text:list-item>
          <text:p text:style-name="P19">Punkteliste für OGTemplates</text:p>
        </text:list-item>
        <text:list-item>
          <text:p text:style-name="P19">Bilder für Items (wichtige zuerst: low level items) und Meshes</text:p>
        </text:list-item>
        <text:list-item>
          <text:p text:style-name="P19">Titelbild (OK)</text:p>
        </text:list-item>
        <text:list-item>
          <text:p text:style-name="P19">[Weltkarte]</text:p>
        </text:list-item>
        <text:list-item>
          <text:p text:style-name="P19">Imageset für CEGUI-Oberfläche</text:p>
        </text:list-item>
        <text:list-item>
          <text:p text:style-name="P19">Bodentexturen (zusammen mit Hans)</text:p>
        </text:list-item>
      </text:list>
      <text:p text:style-name="Standard"/>
      <text:p text:style-name="Standard">Hans:</text:p>
      <text:list text:style-name="L4">
        <text:list-item>
          <text:p text:style-name="P26">Sound-Demo (OK)</text:p>
        </text:list-item>
        <text:list-item>
          <text:p text:style-name="P26">Sound-System-Wrapper schreiben (OK)</text:p>
        </text:list-item>
        <text:list-item>
          <text:p text:style-name="P26">Item an den Cursor setzen (OK)</text:p>
        </text:list-item>
        <text:list-item>
          <text:p text:style-name="P26">Sumwars-exe und dll's für Andreas schicken/hochladen, vielleicht kann er das <text:line-break/>Projekt so im FRZ ansehen ... (OK)</text:p>
        </text:list-item>
        <text:list-item>
          <text:p text:style-name="P26">Für die Untergrundtextur einen Transparenzkanal ermitteln (erst mal nur die Informationen, keine Bilddatei) (OK)</text:p>
        </text:list-item>
        <text:list-item>
          <text:p text:style-name="P26">Partysystem (40%)</text:p>
        </text:list-item>
        <text:list-item>
          <text:p text:style-name="P26">Chatsystem (OK)</text:p>
        </text:list-item>
        <text:list-item>
          <text:p text:style-name="P26">Geld einfügen (als Zahl, nicht als Item) (90%)</text:p>
        </text:list-item>
        <text:list-item>
          <text:p text:style-name="P26">Bodentexturen (zusammen mit Andreas) (OK)</text:p>
        </text:list-item>
      </text:list>
      <text:p text:style-name="Standard"/>
      <text:p text:style-name="Standard">Daniel:</text:p>
      <text:list text:style-name="L5">
        <text:list-item>
          <text:p text:style-name="P35">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de" fo:country="DE" style:letter-kerning="true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8-10-22T20:08:24</meta:creation-date>
    <dc:date>2008-11-12T20:51:46</dc:date>
    <dc:language>de-DE</dc:language>
    <meta:editing-cycles>20</meta:editing-cycles>
    <meta:editing-duration>PT2H4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0" meta:word-count="212" meta:character-count="1626"/>
  </office:meta>
</office:document-meta>
</file>